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/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0.0129880905151" calcext:value-type="float">
            <text:p>0,0129880905</text:p>
          </table:table-cell>
          <table:table-cell office:value-type="float" office:value="22.312721014" calcext:value-type="float">
            <text:p>22,31272101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89568944987" calcext:value-type="float">
            <text:p>99,62</text:p>
          </table:table-cell>
          <table:table-cell table:style-name="ce3" table:formula="of:=([.F3]/12597)*100" office:value-type="float" office:value="0.38104310550131" calcext:value-type="float">
            <text:p>0,38</text:p>
          </table:table-cell>
          <table:table-cell/>
          <table:table-cell table:style-name="ce4" table:formula="of:=[.E19]+[.H19]" office:value-type="float" office:value="12549" calcext:value-type="float">
            <text:p>12549</text:p>
          </table:table-cell>
          <table:table-cell table:formula="of:=12597-[.E3]" office:value-type="float" office:value="48" calcext:value-type="float">
            <text:p>48</text:p>
          </table:table-cell>
          <table:table-cell office:value-type="float" office:value="0.0137271881104" calcext:value-type="float">
            <text:p>0,0137271881</text:p>
          </table:table-cell>
          <table:table-cell office:value-type="float" office:value="21.956455946" calcext:value-type="float">
            <text:p>21,9564559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586488846551" calcext:value-type="float">
            <text:p>99,66</text:p>
          </table:table-cell>
          <table:table-cell table:style-name="ce3" table:formula="of:=([.F4]/12597)*100" office:value-type="float" office:value="0.341351115344923" calcext:value-type="float">
            <text:p>0,34</text:p>
          </table:table-cell>
          <table:table-cell/>
          <table:table-cell table:style-name="ce4" table:formula="of:=[.E20]+[.H20]" office:value-type="float" office:value="12554" calcext:value-type="float">
            <text:p>12554</text:p>
          </table:table-cell>
          <table:table-cell table:formula="of:=12597-[.E4]" office:value-type="float" office:value="43" calcext:value-type="float">
            <text:p>43</text:p>
          </table:table-cell>
          <table:table-cell office:value-type="float" office:value="0.0129539966583" calcext:value-type="float">
            <text:p>0,0129539967</text:p>
          </table:table-cell>
          <table:table-cell office:value-type="float" office:value="21.9894220829" calcext:value-type="float">
            <text:p>21,989422082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427720885925" calcext:value-type="float">
            <text:p>99,64</text:p>
          </table:table-cell>
          <table:table-cell table:style-name="ce3" table:formula="of:=([.F5]/12597)*100" office:value-type="float" office:value="0.357227911407478" calcext:value-type="float">
            <text:p>0,36</text:p>
          </table:table-cell>
          <table:table-cell/>
          <table:table-cell table:style-name="ce4" table:formula="of:=[.E21]+[.H21]" office:value-type="float" office:value="12552" calcext:value-type="float">
            <text:p>12552</text:p>
          </table:table-cell>
          <table:table-cell table:formula="of:=12597-[.E5]" office:value-type="float" office:value="45" calcext:value-type="float">
            <text:p>45</text:p>
          </table:table-cell>
          <table:table-cell office:value-type="float" office:value="0.0130159854889" calcext:value-type="float">
            <text:p>0,0130159855</text:p>
          </table:table-cell>
          <table:table-cell office:value-type="float" office:value="22.0195951462" calcext:value-type="float">
            <text:p>22,019595146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539096610304" calcext:value-type="float">
            <text:p>99,75</text:p>
          </table:table-cell>
          <table:table-cell table:style-name="ce3" table:formula="of:=([.F6]/12597)*100" office:value-type="float" office:value="0.246090338969596" calcext:value-type="float">
            <text:p>0,25</text:p>
          </table:table-cell>
          <table:table-cell/>
          <table:table-cell table:style-name="ce4" table:formula="of:=[.E22]+[.H22]" office:value-type="float" office:value="12566" calcext:value-type="float">
            <text:p>12566</text:p>
          </table:table-cell>
          <table:table-cell table:formula="of:=12597-[.E6]" office:value-type="float" office:value="31" calcext:value-type="float">
            <text:p>31</text:p>
          </table:table-cell>
          <table:table-cell office:value-type="float" office:value="0.0129189491272" calcext:value-type="float">
            <text:p>0,0129189491</text:p>
          </table:table-cell>
          <table:table-cell office:value-type="float" office:value="21.9392998219" calcext:value-type="float">
            <text:p>21,939299821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777248551242" calcext:value-type="float">
            <text:p>99,78</text:p>
          </table:table-cell>
          <table:table-cell table:style-name="ce3" table:formula="of:=([.F7]/12597)*100" office:value-type="float" office:value="0.222275144875764" calcext:value-type="float">
            <text:p>0,22</text:p>
          </table:table-cell>
          <table:table-cell/>
          <table:table-cell table:style-name="ce4" table:formula="of:=[.E23]+[.H23]" office:value-type="float" office:value="12569" calcext:value-type="float">
            <text:p>12569</text:p>
          </table:table-cell>
          <table:table-cell table:formula="of:=12597-[.E7]" office:value-type="float" office:value="28" calcext:value-type="float">
            <text:p>28</text:p>
          </table:table-cell>
          <table:table-cell office:value-type="float" office:value="0.0129630565643" calcext:value-type="float">
            <text:p>0,0129630566</text:p>
          </table:table-cell>
          <table:table-cell office:value-type="float" office:value="22.0784471035" calcext:value-type="float">
            <text:p>22,078447103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062792728427" calcext:value-type="float">
            <text:p>99,71</text:p>
          </table:table-cell>
          <table:table-cell table:style-name="ce3" table:formula="of:=([.F8]/12597)*100" office:value-type="float" office:value="0.29372072715726" calcext:value-type="float">
            <text:p>0,29</text:p>
          </table:table-cell>
          <table:table-cell/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0.0157468318939" calcext:value-type="float">
            <text:p>0,0157468319</text:p>
          </table:table-cell>
          <table:table-cell office:value-type="float" office:value="21.8941628933" calcext:value-type="float">
            <text:p>21,894162893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062792728427" calcext:value-type="float">
            <text:p>99,71</text:p>
          </table:table-cell>
          <table:table-cell table:style-name="ce3" table:formula="of:=([.F9]/12597)*100" office:value-type="float" office:value="0.29372072715726" calcext:value-type="float">
            <text:p>0,29</text:p>
          </table:table-cell>
          <table:table-cell/>
          <table:table-cell table:style-name="ce4" table:formula="of:=[.E25]+[.H25]" office:value-type="float" office:value="12560" calcext:value-type="float">
            <text:p>12560</text:p>
          </table:table-cell>
          <table:table-cell table:formula="of:=12597-[.E9]" office:value-type="float" office:value="37" calcext:value-type="float">
            <text:p>37</text:p>
          </table:table-cell>
          <table:table-cell office:value-type="float" office:value="0.0129210948944" calcext:value-type="float">
            <text:p>0,0129210949</text:p>
          </table:table-cell>
          <table:table-cell office:value-type="float" office:value="22.0166010857" calcext:value-type="float">
            <text:p>22,01660108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00944669366" calcext:value-type="float">
            <text:p>99,73</text:p>
          </table:table-cell>
          <table:table-cell table:style-name="ce3" table:formula="of:=([.F10]/12597)*100" office:value-type="float" office:value="0.269905533063428" calcext:value-type="float">
            <text:p>0,27</text:p>
          </table:table-cell>
          <table:table-cell/>
          <table:table-cell table:style-name="ce4" table:formula="of:=[.E26]+[.H26]" office:value-type="float" office:value="12563" calcext:value-type="float">
            <text:p>12563</text:p>
          </table:table-cell>
          <table:table-cell table:formula="of:=12597-[.E10]" office:value-type="float" office:value="34" calcext:value-type="float">
            <text:p>34</text:p>
          </table:table-cell>
          <table:table-cell office:value-type="float" office:value="0.0131950378418" calcext:value-type="float">
            <text:p>0,0131950378</text:p>
          </table:table-cell>
          <table:table-cell office:value-type="float" office:value="21.9840328693" calcext:value-type="float">
            <text:p>21,984032869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/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0.0128328800201" calcext:value-type="float">
            <text:p>0,01283288</text:p>
          </table:table-cell>
          <table:table-cell office:value-type="float" office:value="22.0122160912" calcext:value-type="float">
            <text:p>22,012216091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07223942209" calcext:value-type="float">
            <text:p>99,7007223942</text:p>
          </table:table-cell>
          <table:table-cell table:formula="of:=AVERAGE([.C2:.C11])" office:value-type="float" office:value="0.299277605779154" calcext:value-type="float">
            <text:p>0,299277605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0.01332631111144" calcext:value-type="float">
            <text:p>0,0133263111</text:p>
          </table:table-cell>
          <table:table-cell table:formula="of:=SUM([.H2:.H11])/10" office:value-type="float" office:value="22.0202954054" calcext:value-type="float">
            <text:p>22,020295405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30" calcext:value-type="float">
            <text:p>673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" calcext:value-type="float">
            <text:p>20</text:p>
          </table:table-cell>
          <table:table-cell table:formula="of:=AVERAGE([.H18:.H27])" office:value-type="float" office:value="6714.3" calcext:value-type="float">
            <text:p>6714,3</text:p>
          </table:table-cell>
          <table:table-cell/>
          <table:table-cell office:value-type="float" office:value="5858" calcext:value-type="float">
            <text:p>585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91" calcext:value-type="float">
            <text:p>669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12597-SUM([.E20:.G20])" office:value-type="float" office:value="6725" calcext:value-type="float">
            <text:p>672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913" calcext:value-type="float">
            <text:p>59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639" calcext:value-type="float">
            <text:p>66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" calcext:value-type="float">
            <text:p>20</text:p>
          </table:table-cell>
          <table:table-cell table:number-columns-repeated="2"/>
          <table:table-cell office:value-type="float" office:value="5779" calcext:value-type="float">
            <text:p>57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2597-SUM([.E22:.G22])" office:value-type="float" office:value="6787" calcext:value-type="float">
            <text:p>678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799" calcext:value-type="float">
            <text:p>67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3" calcext:value-type="float">
            <text:p>6714,3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89" calcext:value-type="float">
            <text:p>66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692" calcext:value-type="float">
            <text:p>669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0" calcext:value-type="float">
            <text:p>580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12597-SUM([.E26:.G26])" office:value-type="float" office:value="6763" calcext:value-type="float">
            <text:p>67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6" calcext:value-type="float">
            <text:p>59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28" calcext:value-type="float">
            <text:p>662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07223942208" calcext:value-type="float">
            <text:p>0,9970072239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20" calcext:value-type="float">
            <text:p>20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4.3" calcext:value-type="float">
            <text:p>6714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9277605779154" calcext:value-type="float">
            <text:p>0,0029927761</text:p>
          </table:table-cell>
          <table:table-cell table:number-columns-repeated="2"/>
          <table:table-cell table:formula="of:=SUM([.E18:.E27])" office:value-type="float" office:value="58450" calcext:value-type="float">
            <text:p>58450</text:p>
          </table:table-cell>
          <table:table-cell table:formula="of:=SUM([.F18:.F27])" office:value-type="float" office:value="200" calcext:value-type="float">
            <text:p>200</text:p>
          </table:table-cell>
          <table:table-cell table:formula="of:=SUM([.G18:.G27])" office:value-type="float" office:value="177" calcext:value-type="float">
            <text:p>177</text:p>
          </table:table-cell>
          <table:table-cell table:formula="of:=SUM([.H18:.H27])" office:value-type="float" office:value="67143" calcext:value-type="float">
            <text:p>6714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30129337867" calcext:value-type="float">
            <text:p>0,99703012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40:09.5478392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8S</meta:editing-duration>
    <meta:editing-cycles>7</meta:editing-cycles>
    <meta:generator>LibreOffice/5.1.6.2$Linux_X86_64 LibreOffice_project/10m0$Build-2</meta:generator>
    <dc:date>2018-01-23T23:41:08.468854509</dc:date>
    <meta:document-statistic meta:table-count="1" meta:cell-count="171" meta:object-count="0"/>
  </office:meta>
</office:document-meta>
</file>